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zcionka tekstu podstawowego" svg:font-family="'Czcionka tekstu podstawowego'"/>
    <style:font-face style:name="Czcionka tekstu podstawowego1" svg:font-family="'Czcionka tekstu podstawowego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09cm"/>
    </style:style>
    <style:style style:name="co2" style:family="table-column">
      <style:table-column-properties fo:break-before="auto" style:column-width="2.394cm"/>
    </style:style>
    <style:style style:name="co3" style:family="table-column">
      <style:table-column-properties fo:break-before="auto" style:column-width="21.869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771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3.47cm"/>
    </style:style>
    <style:style style:name="co10" style:family="table-column">
      <style:table-column-properties fo:break-before="auto" style:column-width="3.284cm"/>
    </style:style>
    <style:style style:name="co11" style:family="table-column">
      <style:table-column-properties fo:break-before="auto" style:column-width="1.856cm"/>
    </style:style>
    <style:style style:name="co12" style:family="table-column">
      <style:table-column-properties fo:break-before="auto" style:column-width="3.524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4.304cm"/>
    </style:style>
    <style:style style:name="co15" style:family="table-column">
      <style:table-column-properties fo:break-before="auto" style:column-width="3.5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3.336cm"/>
    </style:style>
    <style:style style:name="co18" style:family="table-column">
      <style:table-column-properties fo:break-before="auto" style:column-width="2.746cm"/>
    </style:style>
    <style:style style:name="co19" style:family="table-column">
      <style:table-column-properties fo:break-before="auto" style:column-width="4.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data_5f__7b__7b_x_7d__7d_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zcionka tekstu podstawowego1" fo:font-size="11pt" fo:font-style="normal" fo:text-shadow="none" style:text-underline-style="none" fo:font-weight="normal" style:font-size-asian="11pt" style:font-style-asian="normal" style:font-weight-asian="normal" style:font-name-complex="Czcionka tekstu podstawowego1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fo:min-height="0.499cm" loext:decorative="false"/>
      <style:paragraph-properties style:writing-mode="lr-tb"/>
    </style:style>
    <style:style style:name="gr2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725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72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4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64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>
      <style:paragraph-properties fo:text-align="start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6" table:number-columns-repeated="8" table:default-cell-style-name="ce4"/>
        <table:table-column table:style-name="co7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" table:default-cell-style-name="ce4"/>
        <table:table-column table:style-name="co7" table:default-cell-style-name="ce4"/>
        <table:table-column table:style-name="co6" table:number-columns-repeated="4" table:default-cell-style-name="ce4"/>
        <table:table-column table:style-name="co7" table:default-cell-style-name="ce4"/>
        <table:table-column table:style-name="co4" table:default-cell-style-name="ce4"/>
        <table:table-column table:style-name="co8" table:number-columns-repeated="30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14"/>
        <table:table-row table:style-name="ro1">
          <table:table-cell office:value-type="string" calcext:value-type="string">
            <text:p>INFO</text:p>
          </table:table-cell>
          <table:table-cell table:number-columns-repeated="69"/>
        </table:table-row>
        <table:table-row table:style-name="ro2">
          <table:table-cell>
            <office:annotation office:display="true" draw:style-name="gr1" svg:width="6.945cm" svg:height="0.699cm" svg:x="5.832cm" svg:y="1.546cm" draw:caption-point-x="4.567cm" draw:caption-point-y="-1.049cm">
              <dc:creator>Nieznany autor</dc:creator>
              <dc:date>2025-03-01T14:43:00</dc:date>
              <text:p>.Info 2 – from comment</text:p>
            </office:annotation>
          </table:table-cell>
          <table:table-cell table:number-columns-repeated="69"/>
        </table:table-row>
        <table:table-row table:style-name="ro2" table:number-rows-repeated="1048573">
          <table:table-cell table:number-columns-repeated="70"/>
        </table:table-row>
        <table:table-row table:style-name="ro2">
          <table:table-cell table:number-columns-repeated="70"/>
        </table:table-row>
      </table:table>
      <table:table table:name="data_{{nn}}" table:style-name="ta2">
        <office:forms form:automatic-focus="false" form:apply-design-mode="false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1" table:number-columns-repeated="16376" table:default-cell-style-name="Default"/>
        <table:table-row table:style-name="ro1">
          <table:table-cell table:style-name="ce2" office:value-type="string" calcext:value-type="string">
            <office:annotation office:display="true" draw:style-name="gr2" draw:text-style-name="P1" svg:width="9.335cm" svg:height="0.925cm" svg:x="0.45cm" svg:y="0.953cm" draw:caption-point-x="3.064cm" draw:caption-point-y="-0.943cm">
              <dc:creator>Nieznany autor</dc:creator>
              <dc:date>2025-02-28T00:00:00</dc:date>
              <text:p>^{% for x in spreadsheets %}@{% endfor %}</text:p>
            </office:annotation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TITLE:</text:p>
          </table:table-cell>
          <table:table-cell office:value-type="string" calcext:value-type="string">
            <text:p>{{nn}}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office:annotation office:display="true" draw:style-name="gr3" draw:text-style-name="P1" svg:width="9.389cm" svg:height="0.926cm" svg:x="8.86cm" svg:y="5.376cm" draw:caption-point-x="3.236cm" draw:caption-point-y="-1.471cm">
              <dc:creator>Nieznany autor</dc:creator>
              <dc:date>2025-02-28T00:00:00</dc:date>
              <text:p>{% for x in spreadsheets %}@{% endfor %}</text:p>
            </office:annotation>
            <text:p>B3</text:p>
          </table:table-cell>
          <table:table-cell office:value-type="string" calcext:value-type="string">
            <text:p>B4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office:annotation office:display="true" draw:style-name="gr2" draw:text-style-name="P1" svg:width="9.389cm" svg:height="0.925cm" svg:x="8.86cm" svg:y="9.297cm" draw:caption-point-x="3.236cm" draw:caption-point-y="-1.498cm">
              <dc:creator>Nieznany autor</dc:creator>
              <dc:date>2025-02-28T00:00:00</dc:date>
              <text:p>^{% for x in spreadsheets %}@{% endfor %}</text:p>
            </office:annotation>
            <text:p>C3</text:p>
          </table:table-cell>
          <table:table-cell office:value-type="string" calcext:value-type="string">
            <text:p>C4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" office:value-type="string" calcext:value-type="string">
            <office:annotation office:display="true" draw:style-name="gr2" draw:text-style-name="P1" svg:width="9.407cm" svg:height="0.925cm" svg:x="3.175cm" svg:y="12.478cm" draw:caption-point-x="0.339cm" draw:caption-point-y="-0.784cm">
              <dc:creator>Nieznany autor</dc:creator>
              <dc:date>2025-02-28T00:00:00</dc:date>
              <text:p>^{% for x in spreadsheets %}@{% endfor %}</text:p>
            </office:annotation>
            <text:p>{{x}}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office:annotation office:display="true" draw:style-name="gr2" draw:text-style-name="P1" svg:width="9.389cm" svg:height="0.925cm" svg:x="8.86cm" svg:y="16.166cm" draw:caption-point-x="3.236cm" draw:caption-point-y="-1.551cm">
              <dc:creator>Nieznany autor</dc:creator>
              <dc:date>2025-02-28T00:00:00</dc:date>
              <text:p>{% for x in spreadsheets %}@{% endfor %}</text:p>
            </office:annotation>
            <text:p>{{x}}</text:p>
          </table:table-cell>
          <table:table-cell office:value-type="string" calcext:value-type="string">
            <text:p>B4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table:style-name="ce2"/>
          <table:table-cell/>
          <table:table-cell table:style-name="ce2" office:value-type="string" calcext:value-type="string">
            <office:annotation office:display="true" draw:style-name="gr2" draw:text-style-name="P1" svg:width="9.416cm" svg:height="0.925cm" svg:x="8.622cm" svg:y="20.918cm" draw:caption-point-x="6.973cm" draw:caption-point-y="-1.921cm">
              <dc:creator>Nieznany autor</dc:creator>
              <dc:date>2025-02-28T00:00:00</dc:date>
              <text:p>{% for x in spreadsheets %}</text:p>
            </office:annotation>
            <text:p>{{x}}</text:p>
          </table:table-cell>
          <table:table-cell table:style-name="ce2">
            <office:annotation office:display="true" draw:style-name="gr2" draw:text-style-name="P1" svg:width="9.419cm" svg:height="0.925cm" svg:x="25.876cm" svg:y="18.007cm" draw:caption-point-x="-6.489cm" draw:caption-point-y="0.99cm">
              <dc:creator>Nieznany autor</dc:creator>
              <dc:date>2025-02-28T00:00:00</dc:date>
              <text:p>{% endfor %}</text:p>
            </office:annotation>
          </table:table-cell>
          <table:table-cell table:number-columns-repeated="16379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" office:value-type="string" calcext:value-type="string">
            <text:p>V_int</text:p>
          </table:table-cell>
          <table:table-cell table:style-name="ce2" office:value-type="string" calcext:value-type="string">
            <text:p>V_float</text:p>
          </table:table-cell>
          <table:table-cell table:style-name="ce2" office:value-type="string" calcext:value-type="string">
            <text:p>V_str</text:p>
          </table:table-cell>
          <table:table-cell table:style-name="ce2" office:value-type="string" calcext:value-type="string">
            <text:p>V_data</text:p>
          </table:table-cell>
          <table:table-cell table:style-name="ce2" office:value-type="string" calcext:value-type="string">
            <text:p>V_formula</text:p>
          </table:table-cell>
          <table:table-cell table:style-name="ce2" office:value-type="string" calcext:value-type="string">
            <text:p>V_int</text:p>
          </table:table-cell>
          <table:table-cell table:style-name="ce2" office:value-type="string" calcext:value-type="string">
            <text:p>V_float</text:p>
          </table:table-cell>
          <table:table-cell table:style-name="ce2" office:value-type="string" calcext:value-type="string">
            <text:p>V_str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:?{{row.0|ooxml}}</text:p>
          </table:table-cell>
          <table:table-cell office:value-type="string" calcext:value-type="string">
            <text:p>:?{{row.1|ooxml}}</text:p>
          </table:table-cell>
          <table:table-cell office:value-type="string" calcext:value-type="string">
            <text:p>:?{{row.2|ooxml}}</text:p>
          </table:table-cell>
          <table:table-cell table:style-name="ce3" office:value-type="string" calcext:value-type="string">
            <text:p>:?{{row.3|isoformat}}</text:p>
          </table:table-cell>
          <table:table-cell table:style-name="ce3" office:value-type="string" calcext:value-type="string">
            <text:p>:=A2+B2+{{row.0}}</text:p>
          </table:table-cell>
          <table:table-cell table:style-name="ce3" office:value-type="string" calcext:value-type="string">
            <text:p>:0{{row.0}}</text:p>
          </table:table-cell>
          <table:table-cell table:style-name="ce3" office:value-type="string" calcext:value-type="string">
            <text:p>:0{{row.1}}</text:p>
          </table:table-cell>
          <table:table-cell table:style-name="ce3" office:value-type="string" calcext:value-type="string">
            <text:p>:*{{row.2}}</text:p>
          </table:table-cell>
          <table:table-cell table:style-name="ce3"/>
          <table:table-cell>
            <office:annotation office:display="true" draw:style-name="gr4" draw:text-style-name="P1" svg:width="8.906cm" svg:height="0.846cm" svg:x="24.902cm" svg:y="24.532cm" draw:caption-point-x="8.448cm" draw:caption-point-y="-1.154cm">
              <dc:creator>Nieznany autor</dc:creator>
              <dc:date>2025-02-28T00:00:00</dc:date>
              <text:p>^{% for row in object_list %}@{% endfor %}</text:p>
            </office:annotation>
          </table:table-cell>
          <table:table-cell table:number-columns-repeated="5"/>
          <table:table-cell table:style-name="ce2"/>
          <table:table-cell table:number-columns-repeated="16368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" office:value-type="string" calcext:value-type="string">
            <office:annotation office:display="true" draw:style-name="gr2" draw:text-style-name="P1" svg:width="9.335cm" svg:height="0.925cm" svg:x="0.45cm" svg:y="29.189cm" draw:caption-point-x="3.064cm" draw:caption-point-y="-0.943cm">
              <dc:creator>Nieznany autor</dc:creator>
              <dc:date>2025-02-28T00:00:00</dc:date>
              <text:p text:style-name="P2"><text:span text:style-name="T1">^^{% for nn in spreadsheets %}@{% endfor %}</text:span></text:p>
            </office:annotation>
            <text:p>A1</text:p>
          </table:table-cell>
          <table:table-cell table:number-columns-repeated="16383"/>
        </table:table-row>
        <table:table-row table:style-name="ro2" table:number-rows-repeated="10485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zcionka tekstu podstawowego" svg:font-family="'Czcionka tekstu podstawowego'"/>
    <style:font-face style:name="Czcionka tekstu podstawowego1" svg:font-family="'Czcionka tekstu podstawowego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2" style:volatile="true">
      <number:text loext:blank-width-char="-"> </number:text>
      <number:fill-character> </number:fill-character>
      <number:text>- _-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zcionka tekstu podstawowego1" fo:font-family="'Czcionka tekstu podstawowego'" style:font-family-generic="swiss" fo:font-size="11pt" style:font-size-asian="11pt" style:font-name-complex="Czcionka tekstu podstawowego1" style:font-family-complex="'Czcionka tekstu podstawowego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Groty_20_strzałek_20_1" draw:display-name="Groty strzałek 1" svg:viewBox="0 0 20 30" svg:d="M10 0l-10 30h20z"/>
    <draw:marker draw:name="msArrowEnd_20_5" draw:display-name="msArrowEnd 5" svg:viewBox="0 0 300 300" svg:d="M150 0l150 300h-300z"/>
    <loext:theme loext:name="Office Theme 2007 - 2010">
      <loext:theme-colors loext:name="Pakiet Office 2007–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.00.0000</text:date>, <text:time style:data-style-name="N2" text:time-value="14:41:59.473379799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5f__7b__7b_x_7d__7d_" style:display-name="PageStyle_data_{{x}}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11T13:08:00</meta:creation-date>
    <meta:initial-creator>Kamil Rosłaniec</meta:initial-creator>
    <dc:language>pl-PL</dc:language>
    <dc:date>2025-03-01T14:44:24.320883046</dc:date>
    <meta:editing-cycles>14</meta:editing-cycles>
    <meta:editing-duration>PT46M38S</meta:editing-duration>
    <meta:generator>LibreOffice/24.2.7.2$Linux_X86_64 LibreOffice_project/420$Build-2</meta:generator>
    <meta:document-statistic meta:table-count="2" meta:cell-count="42" meta:object-count="0"/>
    <meta:user-defined meta:name="AppVersion">15.0000</meta:user-defined>
    <meta:user-defined meta:name="Company">Microsoft</meta:user-defined>
    <meta:user-defined meta:name="ContentTypeId">0x010100FD4FB4722D7CFF45BF92027C4EA2B224</meta:user-defined>
  </office:meta>
</office:document-meta>
</file>